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</text:p>
      <text:h text:style-name="Heading_20_1" text:outline-level="1"><text:bookmark-start text:name="hello2"/>Hello2<text:bookmark-end text:name="hello2"/></text:h>
      <text:p text:style-name="First_20_paragraph">This is the first test second part, third part.</text:p>
      <text:p text:style-name="Text_20_body">Good morning, good are you?</text:p>
      <text:p text:style-name="Text_20_body">Now it’s the afterno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</meta:generator>
    <dc:title>Test with Pandoc</dc:title>
    <dc:description/>
    <dc:subject/>
    <meta:keyword/>
    <meta:initial-creator/>
    <dc:creator/>
    <meta:creation-date>2020-03-29T15:37:12Z</meta:creation-date>
    <dc:date>2020-03-29T15:37:12Z</dc:date>
  </office:meta>
</office:document-meta>
</file>